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334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Average" table:style-name="ta1"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 office:value-type="string" calcext:value-type="string">
            <text:p>morph</text:p>
          </table:table-cell>
          <table:table-cell table:style-name="Default" office:value-type="string" calcext:value-type="string">
            <text:p>&lt;DDG HYD&gt;</text:p>
          </table:table-cell>
          <table:table-cell table:style-name="Default" office:value-type="string" calcext:value-type="string">
            <text:p>std.err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methane~ethane</text:p>
          </table:table-cell>
          <table:table-cell table:formula="of:=AVERAGE([RawData.H3];[RawData.H25];[RawData.H47])" office:value-type="float" office:value="0.160286666666667" calcext:value-type="float">
            <text:p>0.1603</text:p>
          </table:table-cell>
          <table:table-cell table:formula="of:=STDEV([RawData.H3];[RawData.H25];[RawData.H47])/SQRT(3)" office:value-type="float" office:value="0.0413338853457766" calcext:value-type="float">
            <text:p>0.0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hane~methane</text:p>
          </table:table-cell>
          <table:table-cell table:formula="of:=AVERAGE([RawData.H4];[RawData.H26];[RawData.H48])" office:value-type="float" office:value="0.00823333333333368" calcext:value-type="float">
            <text:p>0.0082</text:p>
          </table:table-cell>
          <table:table-cell table:formula="of:=STDEV([RawData.H4];[RawData.H26];[RawData.H48])/SQRT(3)" office:value-type="float" office:value="0.0212293266758765" calcext:value-type="float">
            <text:p>0.0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hane~methanol</text:p>
          </table:table-cell>
          <table:table-cell table:formula="of:=AVERAGE([RawData.H5];[RawData.H27];[RawData.H49])" office:value-type="float" office:value="-6.14755666666667" calcext:value-type="float">
            <text:p>-6.1476</text:p>
          </table:table-cell>
          <table:table-cell table:formula="of:=STDEV([RawData.H5];[RawData.H27];[RawData.H49])/SQRT(3)" office:value-type="float" office:value="0.0311711497666949" calcext:value-type="float">
            <text:p>0.0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anol~ethane</text:p>
          </table:table-cell>
          <table:table-cell table:formula="of:=AVERAGE([RawData.H6];[RawData.H28];[RawData.H50])" office:value-type="float" office:value="6.09938333333334" calcext:value-type="float">
            <text:p>6.0994</text:p>
          </table:table-cell>
          <table:table-cell table:formula="of:=STDEV([RawData.H6];[RawData.H28];[RawData.H50])/SQRT(3)" office:value-type="float" office:value="0.00483531913229202" calcext:value-type="float">
            <text:p>0.0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ane~methanol</text:p>
          </table:table-cell>
          <table:table-cell table:formula="of:=AVERAGE([RawData.H7];[RawData.H29];[RawData.H51])" office:value-type="float" office:value="-6.15393" calcext:value-type="float">
            <text:p>-6.1539</text:p>
          </table:table-cell>
          <table:table-cell table:formula="of:=STDEV([RawData.H7];[RawData.H29];[RawData.H51])/SQRT(3)" office:value-type="float" office:value="0.0169824379875207" calcext:value-type="float">
            <text:p>0.0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anol~methane</text:p>
          </table:table-cell>
          <table:table-cell table:formula="of:=AVERAGE([RawData.H8];[RawData.H30];[RawData.H52])" office:value-type="float" office:value="6.19874666666667" calcext:value-type="float">
            <text:p>6.1987</text:p>
          </table:table-cell>
          <table:table-cell table:formula="of:=STDEV([RawData.H8];[RawData.H30];[RawData.H52])/SQRT(3)" office:value-type="float" office:value="0.00792824136307072" calcext:value-type="float">
            <text:p>0.0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ane~2-methylfuran</text:p>
          </table:table-cell>
          <table:table-cell table:formula="of:=AVERAGE([RawData.H9];[RawData.H31];[RawData.H53])" office:value-type="float" office:value="-2.89495" calcext:value-type="float">
            <text:p>-2.8950</text:p>
          </table:table-cell>
          <table:table-cell table:formula="of:=STDEV([RawData.H9];[RawData.H31];[RawData.H53])/SQRT(3)" office:value-type="float" office:value="0.0637090082589051" calcext:value-type="float">
            <text:p>0.0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-methylfuran~methane</text:p>
          </table:table-cell>
          <table:table-cell table:formula="of:=AVERAGE([RawData.H10];[RawData.H32];[RawData.H54])" office:value-type="float" office:value="2.81793333333333" calcext:value-type="float">
            <text:p>2.8179</text:p>
          </table:table-cell>
          <table:table-cell table:formula="of:=STDEV([RawData.H10];[RawData.H32];[RawData.H54])/SQRT(3)" office:value-type="float" office:value="0.035226615568977" calcext:value-type="float">
            <text:p>0.0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ane~toluene</text:p>
          </table:table-cell>
          <table:table-cell table:formula="of:=AVERAGE([RawData.H11];[RawData.H33];[RawData.H55])" office:value-type="float" office:value="-3.07185666666667" calcext:value-type="float">
            <text:p>-3.0719</text:p>
          </table:table-cell>
          <table:table-cell table:formula="of:=STDEV([RawData.H11];[RawData.H33];[RawData.H55])/SQRT(3)" office:value-type="float" office:value="0.0635121115308811" calcext:value-type="float">
            <text:p>0.0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luene~methane</text:p>
          </table:table-cell>
          <table:table-cell table:formula="of:=AVERAGE([RawData.H12];[RawData.H34];[RawData.H56])" office:value-type="float" office:value="3.09597333333333" calcext:value-type="float">
            <text:p>3.0960</text:p>
          </table:table-cell>
          <table:table-cell table:formula="of:=STDEV([RawData.H12];[RawData.H34];[RawData.H56])/SQRT(3)" office:value-type="float" office:value="0.0630941466733999" calcext:value-type="float">
            <text:p>0.0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ane~2-methylindole</text:p>
          </table:table-cell>
          <table:table-cell table:formula="of:=AVERAGE([RawData.H13];[RawData.H35];[RawData.H57])" office:value-type="float" office:value="-8.61574666666667" calcext:value-type="float">
            <text:p>-8.6157</text:p>
          </table:table-cell>
          <table:table-cell table:formula="of:=STDEV([RawData.H13];[RawData.H35];[RawData.H57])/SQRT(3)" office:value-type="float" office:value="0.0412647235676072" calcext:value-type="float">
            <text:p>0.0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-methylindole~methane</text:p>
          </table:table-cell>
          <table:table-cell table:formula="of:=AVERAGE([RawData.H14];[RawData.H36];[RawData.H58])" office:value-type="float" office:value="8.72167666666667" calcext:value-type="float">
            <text:p>8.7217</text:p>
          </table:table-cell>
          <table:table-cell table:formula="of:=STDEV([RawData.H14];[RawData.H36];[RawData.H58])/SQRT(3)" office:value-type="float" office:value="0.056747936624261" calcext:value-type="float">
            <text:p>0.0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ane~neopentane</text:p>
          </table:table-cell>
          <table:table-cell table:formula="of:=AVERAGE([RawData.H15];[RawData.H37];[RawData.H59])" office:value-type="float" office:value="0.405776666666667" calcext:value-type="float">
            <text:p>0.4058</text:p>
          </table:table-cell>
          <table:table-cell table:formula="of:=STDEV([RawData.H15];[RawData.H37];[RawData.H59])/SQRT(3)" office:value-type="float" office:value="0.0617758197931131" calcext:value-type="float">
            <text:p>0.0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opentane~methane</text:p>
          </table:table-cell>
          <table:table-cell table:formula="of:=AVERAGE([RawData.H16];[RawData.H38];[RawData.H60])" office:value-type="float" office:value="-0.142703333333333" calcext:value-type="float">
            <text:p>-0.1427</text:p>
          </table:table-cell>
          <table:table-cell table:formula="of:=STDEV([RawData.H16];[RawData.H38];[RawData.H60])/SQRT(3)" office:value-type="float" office:value="0.142678937283836" calcext:value-type="float">
            <text:p>0.1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ane~neopentane2</text:p>
          </table:table-cell>
          <table:table-cell table:formula="of:=AVERAGE([RawData.H17];[RawData.H39];[RawData.H61])" office:value-type="float" office:value="0.157056666666667" calcext:value-type="float">
            <text:p>0.1571</text:p>
          </table:table-cell>
          <table:table-cell table:formula="of:=STDEV([RawData.H17];[RawData.H39];[RawData.H61])/SQRT(3)" office:value-type="float" office:value="0.0380414091630566" calcext:value-type="float">
            <text:p>0.03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opentane2~methane</text:p>
          </table:table-cell>
          <table:table-cell table:formula="of:=AVERAGE([RawData.H18];[RawData.H40];[RawData.H62])" office:value-type="float" office:value="-0.147596666666667" calcext:value-type="float">
            <text:p>-0.1476</text:p>
          </table:table-cell>
          <table:table-cell table:formula="of:=STDEV([RawData.H18];[RawData.H40];[RawData.H62])/SQRT(3)" office:value-type="float" office:value="0.0608081826547855" calcext:value-type="float">
            <text:p>0.0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-cyclopentanylindole~7-cyclopentanylindole</text:p>
          </table:table-cell>
          <table:table-cell table:formula="of:=AVERAGE([RawData.H19];[RawData.H41];[RawData.H63])" office:value-type="float" office:value="0.0754666666666684" calcext:value-type="float">
            <text:p>0.0755</text:p>
          </table:table-cell>
          <table:table-cell table:formula="of:=STDEV([RawData.H19];[RawData.H41];[RawData.H63])/SQRT(3)" office:value-type="float" office:value="0.0736259447779405" calcext:value-type="float">
            <text:p>0.0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-cyclopentanylindole~2-cyclopentanylindole</text:p>
          </table:table-cell>
          <table:table-cell table:formula="of:=AVERAGE([RawData.H20];[RawData.H42];[RawData.H64])" office:value-type="float" office:value="0.126776666666666" calcext:value-type="float">
            <text:p>0.1268</text:p>
          </table:table-cell>
          <table:table-cell table:formula="of:=STDEV([RawData.H20];[RawData.H42];[RawData.H64])/SQRT(3)" office:value-type="float" office:value="0.0479941539264017" calcext:value-type="float">
            <text:p>0.0480</text:p>
          </table:table-cell>
          <table:table-cell table:number-columns-repeated="8"/>
        </table:table-row>
        <table:table-row table:style-name="ro1">
          <table:table-cell table:number-columns-repeated="11"/>
        </table:table-row>
      </table:table>
      <table:table table:name="RawData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FRE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TI</text:p>
          </table:table-cell>
          <table:table-cell office:value-type="string" calcext:value-type="string">
            <text:p>FUNC-lam-0.000</text:p>
          </table:table-cell>
          <table:table-cell office:value-type="string" calcext:value-type="string">
            <text:p>FUNC-lam-1.000</text:p>
          </table:table-cell>
          <table:table-cell/>
          <table:table-cell office:value-type="string" calcext:value-type="string">
            <text:p>LRC-lam-1.000</text:p>
          </table:table-cell>
          <table:table-cell office:value-type="string" calcext:value-type="string">
            <text:p>DDG_HYD</text:p>
          </table:table-cell>
        </table:table-row>
        <table:table-row table:style-name="ro1">
          <table:table-cell office:value-type="string" calcext:value-type="string">
            <text:p>methane~ethane</text:p>
          </table:table-cell>
          <table:table-cell office:value-type="float" office:value="1.2611" calcext:value-type="float">
            <text:p>1.2611</text:p>
          </table:table-cell>
          <table:table-cell office:value-type="float" office:value="1.5094" calcext:value-type="float">
            <text:p>1.50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4.94144" calcext:value-type="float">
            <text:p>-24.94144</text:p>
          </table:table-cell>
          <table:table-cell office:value-type="float" office:value="-25.04927" calcext:value-type="float">
            <text:p>-25.04927</text:p>
          </table:table-cell>
          <table:table-cell table:formula="of:=([.C3]-[.B3])+([.E3]-[.D3])+([.G3]-[.F3])" office:value-type="float" office:value="0.14047" calcext:value-type="float">
            <text:p>0.14047</text:p>
          </table:table-cell>
        </table:table-row>
        <table:table-row table:style-name="ro1">
          <table:table-cell office:value-type="string" calcext:value-type="string">
            <text:p>ethane~methane</text:p>
          </table:table-cell>
          <table:table-cell office:value-type="float" office:value="-1.3287" calcext:value-type="float">
            <text:p>-1.3287</text:p>
          </table:table-cell>
          <table:table-cell office:value-type="float" office:value="-1.4286" calcext:value-type="float">
            <text:p>-1.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10985" calcext:value-type="float">
            <text:p>-26.10985</text:p>
          </table:table-cell>
          <table:table-cell office:value-type="float" office:value="-26.03691" calcext:value-type="float">
            <text:p>-26.03691</text:p>
          </table:table-cell>
          <table:table-cell table:formula="of:=([.C4]-[.B4])+([.E4]-[.D4])+([.G4]-[.F4])" office:value-type="float" office:value="-0.0269599999999974" calcext:value-type="float">
            <text:p>-0.02696</text:p>
          </table:table-cell>
        </table:table-row>
        <table:table-row table:style-name="ro1">
          <table:table-cell office:value-type="string" calcext:value-type="string">
            <text:p>ethane~methanol</text:p>
          </table:table-cell>
          <table:table-cell office:value-type="float" office:value="2.7646" calcext:value-type="float">
            <text:p>2.7646</text:p>
          </table:table-cell>
          <table:table-cell office:value-type="float" office:value="-3.3504" calcext:value-type="float">
            <text:p>-3.3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08804" calcext:value-type="float">
            <text:p>-26.08804</text:p>
          </table:table-cell>
          <table:table-cell office:value-type="float" office:value="-26.06933" calcext:value-type="float">
            <text:p>-26.06933</text:p>
          </table:table-cell>
          <table:table-cell table:formula="of:=([.C5]-[.B5])+([.E5]-[.D5])+([.G5]-[.F5])" office:value-type="float" office:value="-6.09629" calcext:value-type="float">
            <text:p>-6.09629</text:p>
          </table:table-cell>
        </table:table-row>
        <table:table-row table:style-name="ro1">
          <table:table-cell office:value-type="string" calcext:value-type="string">
            <text:p>methanol~ethane</text:p>
          </table:table-cell>
          <table:table-cell office:value-type="float" office:value="-2.7637" calcext:value-type="float">
            <text:p>-2.7637</text:p>
          </table:table-cell>
          <table:table-cell office:value-type="float" office:value="3.3533" calcext:value-type="float">
            <text:p>3.35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5.37866" calcext:value-type="float">
            <text:p>-25.37866</text:p>
          </table:table-cell>
          <table:table-cell office:value-type="float" office:value="-25.39475" calcext:value-type="float">
            <text:p>-25.39475</text:p>
          </table:table-cell>
          <table:table-cell table:formula="of:=([.C6]-[.B6])+([.E6]-[.D6])+([.G6]-[.F6])" office:value-type="float" office:value="6.10091" calcext:value-type="float">
            <text:p>6.10091</text:p>
          </table:table-cell>
        </table:table-row>
        <table:table-row table:style-name="ro1">
          <table:table-cell office:value-type="string" calcext:value-type="string">
            <text:p>methane~methanol</text:p>
          </table:table-cell>
          <table:table-cell office:value-type="float" office:value="3.8578" calcext:value-type="float">
            <text:p>3.8578</text:p>
          </table:table-cell>
          <table:table-cell office:value-type="float" office:value="-2.2466" calcext:value-type="float">
            <text:p>-2.24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5.00299" calcext:value-type="float">
            <text:p>-25.00299</text:p>
          </table:table-cell>
          <table:table-cell office:value-type="float" office:value="-25.07196" calcext:value-type="float">
            <text:p>-25.07196</text:p>
          </table:table-cell>
          <table:table-cell table:formula="of:=([.C7]-[.B7])+([.E7]-[.D7])+([.G7]-[.F7])" office:value-type="float" office:value="-6.17337" calcext:value-type="float">
            <text:p>-6.17337</text:p>
          </table:table-cell>
        </table:table-row>
        <table:table-row table:style-name="ro1">
          <table:table-cell office:value-type="string" calcext:value-type="string">
            <text:p>methanol~methane</text:p>
          </table:table-cell>
          <table:table-cell office:value-type="float" office:value="-3.877" calcext:value-type="float">
            <text:p>-3.877</text:p>
          </table:table-cell>
          <table:table-cell office:value-type="float" office:value="2.2714" calcext:value-type="float">
            <text:p>2.27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5.43138" calcext:value-type="float">
            <text:p>-25.43138</text:p>
          </table:table-cell>
          <table:table-cell office:value-type="float" office:value="-25.39367" calcext:value-type="float">
            <text:p>-25.39367</text:p>
          </table:table-cell>
          <table:table-cell table:formula="of:=([.C8]-[.B8])+([.E8]-[.D8])+([.G8]-[.F8])" office:value-type="float" office:value="6.18611" calcext:value-type="float">
            <text:p>6.18611</text:p>
          </table:table-cell>
        </table:table-row>
        <table:table-row table:style-name="ro1">
          <table:table-cell office:value-type="string" calcext:value-type="string">
            <text:p>methane~2-methylfuran</text:p>
          </table:table-cell>
          <table:table-cell office:value-type="float" office:value="-6.2065" calcext:value-type="float">
            <text:p>-6.2065</text:p>
          </table:table-cell>
          <table:table-cell office:value-type="float" office:value="-10.8336" calcext:value-type="float">
            <text:p>-10.8336</text:p>
          </table:table-cell>
          <table:table-cell office:value-type="float" office:value="-0" calcext:value-type="float">
            <text:p>0</text:p>
          </table:table-cell>
          <table:table-cell office:value-type="float" office:value="1.84874" calcext:value-type="float">
            <text:p>1.84874</text:p>
          </table:table-cell>
          <table:table-cell office:value-type="float" office:value="-24.83018" calcext:value-type="float">
            <text:p>-24.83018</text:p>
          </table:table-cell>
          <table:table-cell office:value-type="float" office:value="-24.99895" calcext:value-type="float">
            <text:p>-24.99895</text:p>
          </table:table-cell>
          <table:table-cell table:formula="of:=([.C9]-[.B9])+([.E9]-[.D9])+([.G9]-[.F9])" office:value-type="float" office:value="-2.94713" calcext:value-type="float">
            <text:p>-2.94713</text:p>
          </table:table-cell>
        </table:table-row>
        <table:table-row table:style-name="ro1">
          <table:table-cell office:value-type="string" calcext:value-type="string">
            <text:p>2-methylfuran~methane</text:p>
          </table:table-cell>
          <table:table-cell office:value-type="float" office:value="6.3342" calcext:value-type="float">
            <text:p>6.3342</text:p>
          </table:table-cell>
          <table:table-cell office:value-type="float" office:value="10.8249" calcext:value-type="float">
            <text:p>10.8249</text:p>
          </table:table-cell>
          <table:table-cell office:value-type="float" office:value="1.8521" calcext:value-type="float">
            <text:p>1.8521</text:p>
          </table:table-cell>
          <table:table-cell office:value-type="float" office:value="-0" calcext:value-type="float">
            <text:p>0</text:p>
          </table:table-cell>
          <table:table-cell office:value-type="float" office:value="-30.04192" calcext:value-type="float">
            <text:p>-30.04192</text:p>
          </table:table-cell>
          <table:table-cell office:value-type="float" office:value="-29.86582" calcext:value-type="float">
            <text:p>-29.86582</text:p>
          </table:table-cell>
          <table:table-cell table:formula="of:=([.C10]-[.B10])+([.E10]-[.D10])+([.G10]-[.F10])" office:value-type="float" office:value="2.8147" calcext:value-type="float">
            <text:p>2.8147</text:p>
          </table:table-cell>
        </table:table-row>
        <table:table-row table:style-name="ro1">
          <table:table-cell office:value-type="string" calcext:value-type="string">
            <text:p>methane~toluene</text:p>
          </table:table-cell>
          <table:table-cell office:value-type="float" office:value="5.0139" calcext:value-type="float">
            <text:p>5.0139</text:p>
          </table:table-cell>
          <table:table-cell office:value-type="float" office:value="0.2424" calcext:value-type="float">
            <text:p>0.2424</text:p>
          </table:table-cell>
          <table:table-cell office:value-type="float" office:value="-0" calcext:value-type="float">
            <text:p>0</text:p>
          </table:table-cell>
          <table:table-cell office:value-type="float" office:value="2.00728" calcext:value-type="float">
            <text:p>2.00728</text:p>
          </table:table-cell>
          <table:table-cell office:value-type="float" office:value="-24.79026" calcext:value-type="float">
            <text:p>-24.79026</text:p>
          </table:table-cell>
          <table:table-cell office:value-type="float" office:value="-24.97223" calcext:value-type="float">
            <text:p>-24.97223</text:p>
          </table:table-cell>
          <table:table-cell table:formula="of:=([.C11]-[.B11])+([.E11]-[.D11])+([.G11]-[.F11])" office:value-type="float" office:value="-2.94619" calcext:value-type="float">
            <text:p>-2.94619</text:p>
          </table:table-cell>
        </table:table-row>
        <table:table-row table:style-name="ro1">
          <table:table-cell office:value-type="string" calcext:value-type="string">
            <text:p>toluene~methane</text:p>
          </table:table-cell>
          <table:table-cell office:value-type="float" office:value="-4.7744" calcext:value-type="float">
            <text:p>-4.7744</text:p>
          </table:table-cell>
          <table:table-cell office:value-type="float" office:value="0.2351" calcext:value-type="float">
            <text:p>0.2351</text:p>
          </table:table-cell>
          <table:table-cell office:value-type="float" office:value="2.00759" calcext:value-type="float">
            <text:p>2.00759</text:p>
          </table:table-cell>
          <table:table-cell office:value-type="float" office:value="-0" calcext:value-type="float">
            <text:p>0</text:p>
          </table:table-cell>
          <table:table-cell office:value-type="float" office:value="-31.46788" calcext:value-type="float">
            <text:p>-31.46788</text:p>
          </table:table-cell>
          <table:table-cell office:value-type="float" office:value="-31.25341" calcext:value-type="float">
            <text:p>-31.25341</text:p>
          </table:table-cell>
          <table:table-cell table:formula="of:=([.C12]-[.B12])+([.E12]-[.D12])+([.G12]-[.F12])" office:value-type="float" office:value="3.21638" calcext:value-type="float">
            <text:p>3.21638</text:p>
          </table:table-cell>
        </table:table-row>
        <table:table-row table:style-name="ro1">
          <table:table-cell office:value-type="string" calcext:value-type="string">
            <text:p>methane~2-methylindole</text:p>
          </table:table-cell>
          <table:table-cell office:value-type="float" office:value="-6.301" calcext:value-type="float">
            <text:p>-6.301</text:p>
          </table:table-cell>
          <table:table-cell office:value-type="float" office:value="-16.9528" calcext:value-type="float">
            <text:p>-16.9528</text:p>
          </table:table-cell>
          <table:table-cell office:value-type="float" office:value="-0" calcext:value-type="float">
            <text:p>0</text:p>
          </table:table-cell>
          <table:table-cell office:value-type="float" office:value="2.36642" calcext:value-type="float">
            <text:p>2.36642</text:p>
          </table:table-cell>
          <table:table-cell office:value-type="float" office:value="-24.29093" calcext:value-type="float">
            <text:p>-24.29093</text:p>
          </table:table-cell>
          <table:table-cell office:value-type="float" office:value="-24.56211" calcext:value-type="float">
            <text:p>-24.56211</text:p>
          </table:table-cell>
          <table:table-cell table:formula="of:=([.C13]-[.B13])+([.E13]-[.D13])+([.G13]-[.F13])" office:value-type="float" office:value="-8.55656" calcext:value-type="float">
            <text:p>-8.55656</text:p>
          </table:table-cell>
        </table:table-row>
        <table:table-row table:style-name="ro1">
          <table:table-cell office:value-type="string" calcext:value-type="string">
            <text:p>2-methylindole~methane</text:p>
          </table:table-cell>
          <table:table-cell office:value-type="float" office:value="6.4424" calcext:value-type="float">
            <text:p>6.4424</text:p>
          </table:table-cell>
          <table:table-cell office:value-type="float" office:value="17.3294" calcext:value-type="float">
            <text:p>17.3294</text:p>
          </table:table-cell>
          <table:table-cell office:value-type="float" office:value="2.36986" calcext:value-type="float">
            <text:p>2.36986</text:p>
          </table:table-cell>
          <table:table-cell office:value-type="float" office:value="-0" calcext:value-type="float">
            <text:p>0</text:p>
          </table:table-cell>
          <table:table-cell office:value-type="float" office:value="-33.70418" calcext:value-type="float">
            <text:p>-33.70418</text:p>
          </table:table-cell>
          <table:table-cell office:value-type="float" office:value="-33.43457" calcext:value-type="float">
            <text:p>-33.43457</text:p>
          </table:table-cell>
          <table:table-cell table:formula="of:=([.C14]-[.B14])+([.E14]-[.D14])+([.G14]-[.F14])" office:value-type="float" office:value="8.78675" calcext:value-type="float">
            <text:p>8.78675</text:p>
          </table:table-cell>
        </table:table-row>
        <table:table-row table:style-name="ro1">
          <table:table-cell office:value-type="string" calcext:value-type="string">
            <text:p>methane~neopentane</text:p>
          </table:table-cell>
          <table:table-cell office:value-type="float" office:value="2.0551" calcext:value-type="float">
            <text:p>2.0551</text:p>
          </table:table-cell>
          <table:table-cell office:value-type="float" office:value="-0.3169" calcext:value-type="float">
            <text:p>-0.3169</text:p>
          </table:table-cell>
          <table:table-cell office:value-type="float" office:value="-0" calcext:value-type="float">
            <text:p>0</text:p>
          </table:table-cell>
          <table:table-cell office:value-type="float" office:value="2.87397" calcext:value-type="float">
            <text:p>2.87397</text:p>
          </table:table-cell>
          <table:table-cell office:value-type="float" office:value="-24.17359" calcext:value-type="float">
            <text:p>-24.17359</text:p>
          </table:table-cell>
          <table:table-cell office:value-type="float" office:value="-24.36617" calcext:value-type="float">
            <text:p>-24.36617</text:p>
          </table:table-cell>
          <table:table-cell table:formula="of:=([.C15]-[.B15])+([.E15]-[.D15])+([.G15]-[.F15])" office:value-type="float" office:value="0.30939" calcext:value-type="float">
            <text:p>0.30939</text:p>
          </table:table-cell>
        </table:table-row>
        <table:table-row table:style-name="ro1">
          <table:table-cell office:value-type="string" calcext:value-type="string">
            <text:p>neopentane~methane</text:p>
          </table:table-cell>
          <table:table-cell office:value-type="float" office:value="-2.1817" calcext:value-type="float">
            <text:p>-2.1817</text:p>
          </table:table-cell>
          <table:table-cell office:value-type="float" office:value="0.5605" calcext:value-type="float">
            <text:p>0.5605</text:p>
          </table:table-cell>
          <table:table-cell office:value-type="float" office:value="2.87399" calcext:value-type="float">
            <text:p>2.87399</text:p>
          </table:table-cell>
          <table:table-cell office:value-type="float" office:value="-0" calcext:value-type="float">
            <text:p>0</text:p>
          </table:table-cell>
          <table:table-cell office:value-type="float" office:value="-30.72237" calcext:value-type="float">
            <text:p>-30.72237</text:p>
          </table:table-cell>
          <table:table-cell office:value-type="float" office:value="-30.5413" calcext:value-type="float">
            <text:p>-30.5413</text:p>
          </table:table-cell>
          <table:table-cell table:formula="of:=([.C16]-[.B16])+([.E16]-[.D16])+([.G16]-[.F16])" office:value-type="float" office:value="0.0492800000000022" calcext:value-type="float">
            <text:p>0.04928</text:p>
          </table:table-cell>
        </table:table-row>
        <table:table-row table:style-name="ro1">
          <table:table-cell office:value-type="string" calcext:value-type="string">
            <text:p>methane~neopentane2</text:p>
          </table:table-cell>
          <table:table-cell office:value-type="float" office:value="2.6806" calcext:value-type="float">
            <text:p>2.6806</text:p>
          </table:table-cell>
          <table:table-cell office:value-type="float" office:value="0.1735" calcext:value-type="float">
            <text:p>0.1735</text:p>
          </table:table-cell>
          <table:table-cell office:value-type="float" office:value="0" calcext:value-type="float">
            <text:p>0</text:p>
          </table:table-cell>
          <table:table-cell office:value-type="float" office:value="2.87746" calcext:value-type="float">
            <text:p>2.87746</text:p>
          </table:table-cell>
          <table:table-cell office:value-type="float" office:value="-29.15157" calcext:value-type="float">
            <text:p>-29.15157</text:p>
          </table:table-cell>
          <table:table-cell office:value-type="float" office:value="-29.29704" calcext:value-type="float">
            <text:p>-29.29704</text:p>
          </table:table-cell>
          <table:table-cell table:formula="of:=([.C17]-[.B17])+([.E17]-[.D17])+([.G17]-[.F17])" office:value-type="float" office:value="0.224890000000001" calcext:value-type="float">
            <text:p>0.22489</text:p>
          </table:table-cell>
        </table:table-row>
        <table:table-row table:style-name="ro1">
          <table:table-cell office:value-type="string" calcext:value-type="string">
            <text:p>neopentane2~methane</text:p>
          </table:table-cell>
          <table:table-cell office:value-type="float" office:value="-2.7288" calcext:value-type="float">
            <text:p>-2.7288</text:p>
          </table:table-cell>
          <table:table-cell office:value-type="float" office:value="-0.3227" calcext:value-type="float">
            <text:p>-0.3227</text:p>
          </table:table-cell>
          <table:table-cell office:value-type="float" office:value="2.87507" calcext:value-type="float">
            <text:p>2.87507</text:p>
          </table:table-cell>
          <table:table-cell office:value-type="float" office:value="-0" calcext:value-type="float">
            <text:p>0</text:p>
          </table:table-cell>
          <table:table-cell office:value-type="float" office:value="-29.35212" calcext:value-type="float">
            <text:p>-29.35212</text:p>
          </table:table-cell>
          <table:table-cell office:value-type="float" office:value="-29.11373" calcext:value-type="float">
            <text:p>-29.11373</text:p>
          </table:table-cell>
          <table:table-cell table:formula="of:=([.C18]-[.B18])+([.E18]-[.D18])+([.G18]-[.F18])" office:value-type="float" office:value="-0.230580000000001" calcext:value-type="float">
            <text:p>-0.23058</text:p>
          </table:table-cell>
        </table:table-row>
        <table:table-row table:style-name="ro1">
          <table:table-cell office:value-type="string" calcext:value-type="string">
            <text:p>2-cyclopentanylindole~7-cyclopentanylindole</text:p>
          </table:table-cell>
          <table:table-cell office:value-type="float" office:value="5.763" calcext:value-type="float">
            <text:p>5.763</text:p>
          </table:table-cell>
          <table:table-cell office:value-type="float" office:value="7.7407" calcext:value-type="float">
            <text:p>7.7407</text:p>
          </table:table-cell>
          <table:table-cell office:value-type="float" office:value="-0.35938" calcext:value-type="float">
            <text:p>-0.35938</text:p>
          </table:table-cell>
          <table:table-cell office:value-type="float" office:value="-2.34141" calcext:value-type="float">
            <text:p>-2.34141</text:p>
          </table:table-cell>
          <table:table-cell office:value-type="float" office:value="-39.48895" calcext:value-type="float">
            <text:p>-39.48895</text:p>
          </table:table-cell>
          <table:table-cell office:value-type="float" office:value="-39.53384" calcext:value-type="float">
            <text:p>-39.53384</text:p>
          </table:table-cell>
          <table:table-cell table:formula="of:=([.C19]-[.B19])+([.E19]-[.D19])+([.G19]-[.F19])" office:value-type="float" office:value="-0.0492199999999949" calcext:value-type="float">
            <text:p>-0.04922</text:p>
          </table:table-cell>
        </table:table-row>
        <table:table-row table:style-name="ro1">
          <table:table-cell office:value-type="string" calcext:value-type="string">
            <text:p>7-cyclopentanylindole~2-cyclopentanylindole</text:p>
          </table:table-cell>
          <table:table-cell office:value-type="float" office:value="-5.7828" calcext:value-type="float">
            <text:p>-5.7828</text:p>
          </table:table-cell>
          <table:table-cell office:value-type="float" office:value="-7.5133" calcext:value-type="float">
            <text:p>-7.5133</text:p>
          </table:table-cell>
          <table:table-cell office:value-type="float" office:value="-2.33528" calcext:value-type="float">
            <text:p>-2.33528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37.46179" calcext:value-type="float">
            <text:p>-37.46179</text:p>
          </table:table-cell>
          <table:table-cell office:value-type="float" office:value="-37.47804" calcext:value-type="float">
            <text:p>-37.47804</text:p>
          </table:table-cell>
          <table:table-cell table:formula="of:=([.C20]-[.B20])+([.E20]-[.D20])+([.G20]-[.F20])" office:value-type="float" office:value="0.22232" calcext:value-type="float">
            <text:p>0.222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FRE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TI</text:p>
          </table:table-cell>
          <table:table-cell office:value-type="string" calcext:value-type="string">
            <text:p>FUNC-lam-0.000</text:p>
          </table:table-cell>
          <table:table-cell office:value-type="string" calcext:value-type="string">
            <text:p>FUNC-lam-1.000</text:p>
          </table:table-cell>
          <table:table-cell office:value-type="string" calcext:value-type="string">
            <text:p>LRC-lam-0.000</text:p>
          </table:table-cell>
          <table:table-cell office:value-type="string" calcext:value-type="string">
            <text:p>LRC-lam-1.000</text:p>
          </table:table-cell>
          <table:table-cell office:value-type="string" calcext:value-type="string">
            <text:p>DDG_HYD</text:p>
          </table:table-cell>
        </table:table-row>
        <table:table-row table:style-name="ro1">
          <table:table-cell office:value-type="string" calcext:value-type="string">
            <text:p>methane~ethane</text:p>
          </table:table-cell>
          <table:table-cell office:value-type="float" office:value="1.2812" calcext:value-type="float">
            <text:p>1.2812</text:p>
          </table:table-cell>
          <table:table-cell office:value-type="float" office:value="1.4018" calcext:value-type="float">
            <text:p>1.40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4.96296" calcext:value-type="float">
            <text:p>-24.96296</text:p>
          </table:table-cell>
          <table:table-cell office:value-type="float" office:value="-24.98287" calcext:value-type="float">
            <text:p>-24.98287</text:p>
          </table:table-cell>
          <table:table-cell table:formula="of:=([.C25]-[.B25])+([.E25]-[.D25])+([.G25]-[.F25])" office:value-type="float" office:value="0.100690000000001" calcext:value-type="float">
            <text:p>0.10069</text:p>
          </table:table-cell>
        </table:table-row>
        <table:table-row table:style-name="ro1">
          <table:table-cell office:value-type="string" calcext:value-type="string">
            <text:p>ethane~methane</text:p>
          </table:table-cell>
          <table:table-cell office:value-type="float" office:value="-1.3342" calcext:value-type="float">
            <text:p>-1.3342</text:p>
          </table:table-cell>
          <table:table-cell office:value-type="float" office:value="-1.3824" calcext:value-type="float">
            <text:p>-1.38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6.125" calcext:value-type="float">
            <text:p>-26.125</text:p>
          </table:table-cell>
          <table:table-cell office:value-type="float" office:value="-26.0304" calcext:value-type="float">
            <text:p>-26.0304</text:p>
          </table:table-cell>
          <table:table-cell table:formula="of:=([.C26]-[.B26])+([.E26]-[.D26])+([.G26]-[.F26])" office:value-type="float" office:value="0.0463999999999998" calcext:value-type="float">
            <text:p>0.0464</text:p>
          </table:table-cell>
        </table:table-row>
        <table:table-row table:style-name="ro1">
          <table:table-cell office:value-type="string" calcext:value-type="string">
            <text:p>ethane~methanol</text:p>
          </table:table-cell>
          <table:table-cell office:value-type="float" office:value="2.7737" calcext:value-type="float">
            <text:p>2.7737</text:p>
          </table:table-cell>
          <table:table-cell office:value-type="float" office:value="-3.3502" calcext:value-type="float">
            <text:p>-3.35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6.06379" calcext:value-type="float">
            <text:p>-26.06379</text:p>
          </table:table-cell>
          <table:table-cell office:value-type="float" office:value="-26.08236" calcext:value-type="float">
            <text:p>-26.08236</text:p>
          </table:table-cell>
          <table:table-cell table:formula="of:=([.C27]-[.B27])+([.E27]-[.D27])+([.G27]-[.F27])" office:value-type="float" office:value="-6.14247" calcext:value-type="float">
            <text:p>-6.14247</text:p>
          </table:table-cell>
        </table:table-row>
        <table:table-row table:style-name="ro1">
          <table:table-cell office:value-type="string" calcext:value-type="string">
            <text:p>methanol~ethane</text:p>
          </table:table-cell>
          <table:table-cell office:value-type="float" office:value="-2.7741" calcext:value-type="float">
            <text:p>-2.7741</text:p>
          </table:table-cell>
          <table:table-cell office:value-type="float" office:value="3.3798" calcext:value-type="float">
            <text:p>3.3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3426" calcext:value-type="float">
            <text:p>-25.3426</text:p>
          </table:table-cell>
          <table:table-cell office:value-type="float" office:value="-25.38961" calcext:value-type="float">
            <text:p>-25.38961</text:p>
          </table:table-cell>
          <table:table-cell table:formula="of:=([.C28]-[.B28])+([.E28]-[.D28])+([.G28]-[.F28])" office:value-type="float" office:value="6.10689" calcext:value-type="float">
            <text:p>6.10689</text:p>
          </table:table-cell>
        </table:table-row>
        <table:table-row table:style-name="ro1">
          <table:table-cell office:value-type="string" calcext:value-type="string">
            <text:p>methane~methanol</text:p>
          </table:table-cell>
          <table:table-cell office:value-type="float" office:value="3.8683" calcext:value-type="float">
            <text:p>3.8683</text:p>
          </table:table-cell>
          <table:table-cell office:value-type="float" office:value="-2.2344" calcext:value-type="float">
            <text:p>-2.23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5.0274" calcext:value-type="float">
            <text:p>-25.0274</text:p>
          </table:table-cell>
          <table:table-cell office:value-type="float" office:value="-25.09303" calcext:value-type="float">
            <text:p>-25.09303</text:p>
          </table:table-cell>
          <table:table-cell table:formula="of:=([.C29]-[.B29])+([.E29]-[.D29])+([.G29]-[.F29])" office:value-type="float" office:value="-6.16833" calcext:value-type="float">
            <text:p>-6.16833</text:p>
          </table:table-cell>
        </table:table-row>
        <table:table-row table:style-name="ro1">
          <table:table-cell office:value-type="string" calcext:value-type="string">
            <text:p>methanol~methane</text:p>
          </table:table-cell>
          <table:table-cell office:value-type="float" office:value="-3.8847" calcext:value-type="float">
            <text:p>-3.8847</text:p>
          </table:table-cell>
          <table:table-cell office:value-type="float" office:value="2.2914" calcext:value-type="float">
            <text:p>2.2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4126" calcext:value-type="float">
            <text:p>-25.44126</text:p>
          </table:table-cell>
          <table:table-cell office:value-type="float" office:value="-25.404" calcext:value-type="float">
            <text:p>-25.404</text:p>
          </table:table-cell>
          <table:table-cell table:formula="of:=([.C30]-[.B30])+([.E30]-[.D30])+([.G30]-[.F30])" office:value-type="float" office:value="6.21336" calcext:value-type="float">
            <text:p>6.21336</text:p>
          </table:table-cell>
        </table:table-row>
        <table:table-row table:style-name="ro1">
          <table:table-cell office:value-type="string" calcext:value-type="string">
            <text:p>methane~2-methylfuran</text:p>
          </table:table-cell>
          <table:table-cell office:value-type="float" office:value="-6.2306" calcext:value-type="float">
            <text:p>-6.2306</text:p>
          </table:table-cell>
          <table:table-cell office:value-type="float" office:value="-10.6529" calcext:value-type="float">
            <text:p>-10.6529</text:p>
          </table:table-cell>
          <table:table-cell office:value-type="float" office:value="-0" calcext:value-type="float">
            <text:p>0</text:p>
          </table:table-cell>
          <table:table-cell office:value-type="float" office:value="1.84654" calcext:value-type="float">
            <text:p>1.84654</text:p>
          </table:table-cell>
          <table:table-cell office:value-type="float" office:value="-24.81082" calcext:value-type="float">
            <text:p>-24.81082</text:p>
          </table:table-cell>
          <table:table-cell office:value-type="float" office:value="-25.00325" calcext:value-type="float">
            <text:p>-25.00325</text:p>
          </table:table-cell>
          <table:table-cell table:formula="of:=([.C31]-[.B31])+([.E31]-[.D31])+([.G31]-[.F31])" office:value-type="float" office:value="-2.76819" calcext:value-type="float">
            <text:p>-2.76819</text:p>
          </table:table-cell>
        </table:table-row>
        <table:table-row table:style-name="ro1">
          <table:table-cell office:value-type="string" calcext:value-type="string">
            <text:p>2-methylfuran~methane</text:p>
          </table:table-cell>
          <table:table-cell office:value-type="float" office:value="6.3263" calcext:value-type="float">
            <text:p>6.3263</text:p>
          </table:table-cell>
          <table:table-cell office:value-type="float" office:value="10.7638" calcext:value-type="float">
            <text:p>10.7638</text:p>
          </table:table-cell>
          <table:table-cell office:value-type="float" office:value="1.85219" calcext:value-type="float">
            <text:p>1.85219</text:p>
          </table:table-cell>
          <table:table-cell office:value-type="float" office:value="-0" calcext:value-type="float">
            <text:p>0</text:p>
          </table:table-cell>
          <table:table-cell office:value-type="float" office:value="-30.0492" calcext:value-type="float">
            <text:p>-30.0492</text:p>
          </table:table-cell>
          <table:table-cell office:value-type="float" office:value="-29.87591" calcext:value-type="float">
            <text:p>-29.87591</text:p>
          </table:table-cell>
          <table:table-cell table:formula="of:=([.C32]-[.B32])+([.E32]-[.D32])+([.G32]-[.F32])" office:value-type="float" office:value="2.7586" calcext:value-type="float">
            <text:p>2.7586</text:p>
          </table:table-cell>
        </table:table-row>
        <table:table-row table:style-name="ro1">
          <table:table-cell office:value-type="string" calcext:value-type="string">
            <text:p>methane~toluene</text:p>
          </table:table-cell>
          <table:table-cell office:value-type="float" office:value="5.0259" calcext:value-type="float">
            <text:p>5.0259</text:p>
          </table:table-cell>
          <table:table-cell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  <table:table-cell office:value-type="float" office:value="2.00756" calcext:value-type="float">
            <text:p>2.00756</text:p>
          </table:table-cell>
          <table:table-cell office:value-type="float" office:value="-24.77853" calcext:value-type="float">
            <text:p>-24.77853</text:p>
          </table:table-cell>
          <table:table-cell office:value-type="float" office:value="-25.00332" calcext:value-type="float">
            <text:p>-25.00332</text:p>
          </table:table-cell>
          <table:table-cell table:formula="of:=([.C33]-[.B33])+([.E33]-[.D33])+([.G33]-[.F33])" office:value-type="float" office:value="-3.15073" calcext:value-type="float">
            <text:p>-3.15073</text:p>
          </table:table-cell>
        </table:table-row>
        <table:table-row table:style-name="ro1">
          <table:table-cell office:value-type="string" calcext:value-type="string">
            <text:p>toluene~methane</text:p>
          </table:table-cell>
          <table:table-cell office:value-type="float" office:value="-4.8004" calcext:value-type="float">
            <text:p>-4.8004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00858" calcext:value-type="float">
            <text:p>2.00858</text:p>
          </table:table-cell>
          <table:table-cell office:value-type="float" office:value="-0" calcext:value-type="float">
            <text:p>0</text:p>
          </table:table-cell>
          <table:table-cell office:value-type="float" office:value="-31.4846" calcext:value-type="float">
            <text:p>-31.4846</text:p>
          </table:table-cell>
          <table:table-cell office:value-type="float" office:value="-31.29095" calcext:value-type="float">
            <text:p>-31.29095</text:p>
          </table:table-cell>
          <table:table-cell table:formula="of:=([.C34]-[.B34])+([.E34]-[.D34])+([.G34]-[.F34])" office:value-type="float" office:value="3.00307" calcext:value-type="float">
            <text:p>3.00307</text:p>
          </table:table-cell>
        </table:table-row>
        <table:table-row table:style-name="ro1">
          <table:table-cell office:value-type="string" calcext:value-type="string">
            <text:p>methane~2-methylindole</text:p>
          </table:table-cell>
          <table:table-cell office:value-type="float" office:value="-6.2763" calcext:value-type="float">
            <text:p>-6.2763</text:p>
          </table:table-cell>
          <table:table-cell office:value-type="float" office:value="-16.9721" calcext:value-type="float">
            <text:p>-16.9721</text:p>
          </table:table-cell>
          <table:table-cell office:value-type="float" office:value="-0" calcext:value-type="float">
            <text:p>0</text:p>
          </table:table-cell>
          <table:table-cell office:value-type="float" office:value="2.37107" calcext:value-type="float">
            <text:p>2.37107</text:p>
          </table:table-cell>
          <table:table-cell office:value-type="float" office:value="-24.2923" calcext:value-type="float">
            <text:p>-24.2923</text:p>
          </table:table-cell>
          <table:table-cell office:value-type="float" office:value="-24.5631" calcext:value-type="float">
            <text:p>-24.5631</text:p>
          </table:table-cell>
          <table:table-cell table:formula="of:=([.C35]-[.B35])+([.E35]-[.D35])+([.G35]-[.F35])" office:value-type="float" office:value="-8.59553" calcext:value-type="float">
            <text:p>-8.59553</text:p>
          </table:table-cell>
        </table:table-row>
        <table:table-row table:style-name="ro1">
          <table:table-cell office:value-type="string" calcext:value-type="string">
            <text:p>2-methylindole~methane</text:p>
          </table:table-cell>
          <table:table-cell office:value-type="float" office:value="6.4599" calcext:value-type="float">
            <text:p>6.4599</text:p>
          </table:table-cell>
          <table:table-cell office:value-type="float" office:value="17.1615" calcext:value-type="float">
            <text:p>17.1615</text:p>
          </table:table-cell>
          <table:table-cell office:value-type="float" office:value="2.37093" calcext:value-type="float">
            <text:p>2.37093</text:p>
          </table:table-cell>
          <table:table-cell office:value-type="float" office:value="-0" calcext:value-type="float">
            <text:p>0</text:p>
          </table:table-cell>
          <table:table-cell office:value-type="float" office:value="-33.68416" calcext:value-type="float">
            <text:p>-33.68416</text:p>
          </table:table-cell>
          <table:table-cell office:value-type="float" office:value="-33.40622" calcext:value-type="float">
            <text:p>-33.40622</text:p>
          </table:table-cell>
          <table:table-cell table:formula="of:=([.C36]-[.B36])+([.E36]-[.D36])+([.G36]-[.F36])" office:value-type="float" office:value="8.60861" calcext:value-type="float">
            <text:p>8.60861</text:p>
          </table:table-cell>
        </table:table-row>
        <table:table-row table:style-name="ro1">
          <table:table-cell office:value-type="string" calcext:value-type="string">
            <text:p>methane~neopentane</text:p>
          </table:table-cell>
          <table:table-cell office:value-type="float" office:value="2.0156" calcext:value-type="float">
            <text:p>2.0156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-0" calcext:value-type="float">
            <text:p>0</text:p>
          </table:table-cell>
          <table:table-cell office:value-type="float" office:value="2.874" calcext:value-type="float">
            <text:p>2.874</text:p>
          </table:table-cell>
          <table:table-cell office:value-type="float" office:value="-24.18131" calcext:value-type="float">
            <text:p>-24.18131</text:p>
          </table:table-cell>
          <table:table-cell office:value-type="float" office:value="-24.39608" calcext:value-type="float">
            <text:p>-24.39608</text:p>
          </table:table-cell>
          <table:table-cell table:formula="of:=([.C37]-[.B37])+([.E37]-[.D37])+([.G37]-[.F37])" office:value-type="float" office:value="0.387029999999998" calcext:value-type="float">
            <text:p>0.38703</text:p>
          </table:table-cell>
        </table:table-row>
        <table:table-row table:style-name="ro1">
          <table:table-cell office:value-type="string" calcext:value-type="string">
            <text:p>neopentane~methane</text:p>
          </table:table-cell>
          <table:table-cell office:value-type="float" office:value="-2.1555" calcext:value-type="float">
            <text:p>-2.1555</text:p>
          </table:table-cell>
          <table:table-cell office:value-type="float" office:value="0.4956" calcext:value-type="float">
            <text:p>0.4956</text:p>
          </table:table-cell>
          <table:table-cell office:value-type="float" office:value="2.87408" calcext:value-type="float">
            <text:p>2.87408</text:p>
          </table:table-cell>
          <table:table-cell office:value-type="float" office:value="-0" calcext:value-type="float">
            <text:p>0</text:p>
          </table:table-cell>
          <table:table-cell office:value-type="float" office:value="-30.71511" calcext:value-type="float">
            <text:p>-30.71511</text:p>
          </table:table-cell>
          <table:table-cell office:value-type="float" office:value="-30.54799" calcext:value-type="float">
            <text:p>-30.54799</text:p>
          </table:table-cell>
          <table:table-cell table:formula="of:=([.C38]-[.B38])+([.E38]-[.D38])+([.G38]-[.F38])" office:value-type="float" office:value="-0.0558599999999996" calcext:value-type="float">
            <text:p>-0.05586</text:p>
          </table:table-cell>
        </table:table-row>
        <table:table-row table:style-name="ro1">
          <table:table-cell office:value-type="string" calcext:value-type="string">
            <text:p>methane~neopentane2</text:p>
          </table:table-cell>
          <table:table-cell office:value-type="float" office:value="2.7166" calcext:value-type="float">
            <text:p>2.7166</text:p>
          </table:table-cell>
          <table:table-cell office:value-type="float" office:value="0.1281" calcext:value-type="float">
            <text:p>0.1281</text:p>
          </table:table-cell>
          <table:table-cell office:value-type="float" office:value="0" calcext:value-type="float">
            <text:p>0</text:p>
          </table:table-cell>
          <table:table-cell office:value-type="float" office:value="2.87651" calcext:value-type="float">
            <text:p>2.87651</text:p>
          </table:table-cell>
          <table:table-cell office:value-type="float" office:value="-29.13032" calcext:value-type="float">
            <text:p>-29.13032</text:p>
          </table:table-cell>
          <table:table-cell office:value-type="float" office:value="-29.26535" calcext:value-type="float">
            <text:p>-29.26535</text:p>
          </table:table-cell>
          <table:table-cell table:formula="of:=([.C39]-[.B39])+([.E39]-[.D39])+([.G39]-[.F39])" office:value-type="float" office:value="0.152979999999999" calcext:value-type="float">
            <text:p>0.15298</text:p>
          </table:table-cell>
        </table:table-row>
        <table:table-row table:style-name="ro1">
          <table:table-cell office:value-type="string" calcext:value-type="string">
            <text:p>neopentane2~methane</text:p>
          </table:table-cell>
          <table:table-cell office:value-type="float" office:value="-2.7282" calcext:value-type="float">
            <text:p>-2.7282</text:p>
          </table:table-cell>
          <table:table-cell office:value-type="float" office:value="-0.0248" calcext:value-type="float">
            <text:p>-0.0248</text:p>
          </table:table-cell>
          <table:table-cell office:value-type="float" office:value="2.87443" calcext:value-type="float">
            <text:p>2.87443</text:p>
          </table:table-cell>
          <table:table-cell office:value-type="float" office:value="-0" calcext:value-type="float">
            <text:p>0</text:p>
          </table:table-cell>
          <table:table-cell office:value-type="float" office:value="-29.30854" calcext:value-type="float">
            <text:p>-29.30854</text:p>
          </table:table-cell>
          <table:table-cell office:value-type="float" office:value="-29.16662" calcext:value-type="float">
            <text:p>-29.16662</text:p>
          </table:table-cell>
          <table:table-cell table:formula="of:=([.C40]-[.B40])+([.E40]-[.D40])+([.G40]-[.F40])" office:value-type="float" office:value="-0.0291100000000011" calcext:value-type="float">
            <text:p>-0.02911</text:p>
          </table:table-cell>
        </table:table-row>
        <table:table-row table:style-name="ro1">
          <table:table-cell office:value-type="string" calcext:value-type="string">
            <text:p>2-cyclopentanylindole~7-cyclopentanylindole</text:p>
          </table:table-cell>
          <table:table-cell office:value-type="float" office:value="5.7975" calcext:value-type="float">
            <text:p>5.7975</text:p>
          </table:table-cell>
          <table:table-cell office:value-type="float" office:value="7.9415" calcext:value-type="float">
            <text:p>7.9415</text:p>
          </table:table-cell>
          <table:table-cell office:value-type="float" office:value="-0.36032" calcext:value-type="float">
            <text:p>-0.36032</text:p>
          </table:table-cell>
          <table:table-cell office:value-type="float" office:value="-2.34459" calcext:value-type="float">
            <text:p>-2.34459</text:p>
          </table:table-cell>
          <table:table-cell office:value-type="float" office:value="-39.54842" calcext:value-type="float">
            <text:p>-39.54842</text:p>
          </table:table-cell>
          <table:table-cell office:value-type="float" office:value="-39.5025" calcext:value-type="float">
            <text:p>-39.5025</text:p>
          </table:table-cell>
          <table:table-cell table:formula="of:=([.C41]-[.B41])+([.E41]-[.D41])+([.G41]-[.F41])" office:value-type="float" office:value="0.205650000000001" calcext:value-type="float">
            <text:p>0.20565</text:p>
          </table:table-cell>
        </table:table-row>
        <table:table-row table:style-name="ro1">
          <table:table-cell office:value-type="string" calcext:value-type="string">
            <text:p>7-cyclopentanylindole~2-cyclopentanylindole</text:p>
          </table:table-cell>
          <table:table-cell office:value-type="float" office:value="-5.6885" calcext:value-type="float">
            <text:p>-5.6885</text:p>
          </table:table-cell>
          <table:table-cell office:value-type="float" office:value="-7.5632" calcext:value-type="float">
            <text:p>-7.5632</text:p>
          </table:table-cell>
          <table:table-cell office:value-type="float" office:value="-2.33387" calcext:value-type="float">
            <text:p>-2.33387</text:p>
          </table:table-cell>
          <table:table-cell office:value-type="float" office:value="-0.36205" calcext:value-type="float">
            <text:p>-0.36205</text:p>
          </table:table-cell>
          <table:table-cell office:value-type="float" office:value="-37.49205" calcext:value-type="float">
            <text:p>-37.49205</text:p>
          </table:table-cell>
          <table:table-cell office:value-type="float" office:value="-37.50217" calcext:value-type="float">
            <text:p>-37.50217</text:p>
          </table:table-cell>
          <table:table-cell table:formula="of:=([.C42]-[.B42])+([.E42]-[.D42])+([.G42]-[.F42])" office:value-type="float" office:value="0.0869999999999997" calcext:value-type="float">
            <text:p>0.08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FRE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TI</text:p>
          </table:table-cell>
          <table:table-cell office:value-type="string" calcext:value-type="string">
            <text:p>FUNC-lam-0.000</text:p>
          </table:table-cell>
          <table:table-cell office:value-type="string" calcext:value-type="string">
            <text:p>FUNC-lam-1.000</text:p>
          </table:table-cell>
          <table:table-cell office:value-type="string" calcext:value-type="string">
            <text:p>LRC-lam-0.000</text:p>
          </table:table-cell>
          <table:table-cell office:value-type="string" calcext:value-type="string">
            <text:p>LRC-lam-1.000</text:p>
          </table:table-cell>
          <table:table-cell office:value-type="string" calcext:value-type="string">
            <text:p>DDG_HYD</text:p>
          </table:table-cell>
        </table:table-row>
        <table:table-row table:style-name="ro1">
          <table:table-cell office:value-type="string" calcext:value-type="string">
            <text:p>methane~ethane</text:p>
          </table:table-cell>
          <table:table-cell office:value-type="float" office:value="1.2797" calcext:value-type="float">
            <text:p>1.2797</text:p>
          </table:table-cell>
          <table:table-cell office:value-type="float" office:value="1.4698" calcext:value-type="float">
            <text:p>1.46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5.00869" calcext:value-type="float">
            <text:p>-25.00869</text:p>
          </table:table-cell>
          <table:table-cell office:value-type="float" office:value="-24.95909" calcext:value-type="float">
            <text:p>-24.95909</text:p>
          </table:table-cell>
          <table:table-cell table:formula="of:=([.C47]-[.B47])+([.E47]-[.D47])+([.G47]-[.F47])" office:value-type="float" office:value="0.239700000000002" calcext:value-type="float">
            <text:p>0.2397</text:p>
          </table:table-cell>
        </table:table-row>
        <table:table-row table:style-name="ro1">
          <table:table-cell office:value-type="string" calcext:value-type="string">
            <text:p>ethane~methane</text:p>
          </table:table-cell>
          <table:table-cell office:value-type="float" office:value="-1.3385" calcext:value-type="float">
            <text:p>-1.3385</text:p>
          </table:table-cell>
          <table:table-cell office:value-type="float" office:value="-1.4213" calcext:value-type="float">
            <text:p>-1.42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6.1134" calcext:value-type="float">
            <text:p>-26.1134</text:p>
          </table:table-cell>
          <table:table-cell office:value-type="float" office:value="-26.02534" calcext:value-type="float">
            <text:p>-26.02534</text:p>
          </table:table-cell>
          <table:table-cell table:formula="of:=([.C48]-[.B48])+([.E48]-[.D48])+([.G48]-[.F48])" office:value-type="float" office:value="0.00525999999999871" calcext:value-type="float">
            <text:p>0.00526</text:p>
          </table:table-cell>
        </table:table-row>
        <table:table-row table:style-name="ro1">
          <table:table-cell office:value-type="string" calcext:value-type="string">
            <text:p>ethane~methanol</text:p>
          </table:table-cell>
          <table:table-cell office:value-type="float" office:value="2.7681" calcext:value-type="float">
            <text:p>2.7681</text:p>
          </table:table-cell>
          <table:table-cell office:value-type="float" office:value="-3.3805" calcext:value-type="float">
            <text:p>-3.38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6.07402" calcext:value-type="float">
            <text:p>-26.07402</text:p>
          </table:table-cell>
          <table:table-cell office:value-type="float" office:value="-26.12933" calcext:value-type="float">
            <text:p>-26.12933</text:p>
          </table:table-cell>
          <table:table-cell table:formula="of:=([.C49]-[.B49])+([.E49]-[.D49])+([.G49]-[.F49])" office:value-type="float" office:value="-6.20391" calcext:value-type="float">
            <text:p>-6.20391</text:p>
          </table:table-cell>
        </table:table-row>
        <table:table-row table:style-name="ro1">
          <table:table-cell office:value-type="string" calcext:value-type="string">
            <text:p>methanol~ethane</text:p>
          </table:table-cell>
          <table:table-cell office:value-type="float" office:value="-2.7599" calcext:value-type="float">
            <text:p>-2.7599</text:p>
          </table:table-cell>
          <table:table-cell office:value-type="float" office:value="3.3178" calcext:value-type="float">
            <text:p>3.31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5.38319" calcext:value-type="float">
            <text:p>-25.38319</text:p>
          </table:table-cell>
          <table:table-cell office:value-type="float" office:value="-25.37054" calcext:value-type="float">
            <text:p>-25.37054</text:p>
          </table:table-cell>
          <table:table-cell table:formula="of:=([.C50]-[.B50])+([.E50]-[.D50])+([.G50]-[.F50])" office:value-type="float" office:value="6.09035" calcext:value-type="float">
            <text:p>6.09035</text:p>
          </table:table-cell>
        </table:table-row>
        <table:table-row table:style-name="ro1">
          <table:table-cell office:value-type="string" calcext:value-type="string">
            <text:p>methane~methanol</text:p>
          </table:table-cell>
          <table:table-cell office:value-type="float" office:value="3.8563" calcext:value-type="float">
            <text:p>3.8563</text:p>
          </table:table-cell>
          <table:table-cell office:value-type="float" office:value="-2.2197" calcext:value-type="float">
            <text:p>-2.21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5.02405" calcext:value-type="float">
            <text:p>-25.02405</text:p>
          </table:table-cell>
          <table:table-cell office:value-type="float" office:value="-25.06814" calcext:value-type="float">
            <text:p>-25.06814</text:p>
          </table:table-cell>
          <table:table-cell table:formula="of:=([.C51]-[.B51])+([.E51]-[.D51])+([.G51]-[.F51])" office:value-type="float" office:value="-6.12009" calcext:value-type="float">
            <text:p>-6.12009</text:p>
          </table:table-cell>
        </table:table-row>
        <table:table-row table:style-name="ro1">
          <table:table-cell office:value-type="string" calcext:value-type="string">
            <text:p>methanol~methane</text:p>
          </table:table-cell>
          <table:table-cell office:value-type="float" office:value="-3.8889" calcext:value-type="float">
            <text:p>-3.8889</text:p>
          </table:table-cell>
          <table:table-cell office:value-type="float" office:value="2.2799" calcext:value-type="float">
            <text:p>2.27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5.42612" calcext:value-type="float">
            <text:p>-25.42612</text:p>
          </table:table-cell>
          <table:table-cell office:value-type="float" office:value="-25.39815" calcext:value-type="float">
            <text:p>-25.39815</text:p>
          </table:table-cell>
          <table:table-cell table:formula="of:=([.C52]-[.B52])+([.E52]-[.D52])+([.G52]-[.F52])" office:value-type="float" office:value="6.19677" calcext:value-type="float">
            <text:p>6.19677</text:p>
          </table:table-cell>
        </table:table-row>
        <table:table-row table:style-name="ro1">
          <table:table-cell office:value-type="string" calcext:value-type="string">
            <text:p>methane~2-methylfuran</text:p>
          </table:table-cell>
          <table:table-cell office:value-type="float" office:value="-6.2003" calcext:value-type="float">
            <text:p>-6.2003</text:p>
          </table:table-cell>
          <table:table-cell office:value-type="float" office:value="-10.889" calcext:value-type="float">
            <text:p>-10.889</text:p>
          </table:table-cell>
          <table:table-cell office:value-type="float" office:value="-0" calcext:value-type="float">
            <text:p>0</text:p>
          </table:table-cell>
          <table:table-cell office:value-type="float" office:value="1.8485" calcext:value-type="float">
            <text:p>1.8485</text:p>
          </table:table-cell>
          <table:table-cell office:value-type="float" office:value="-24.85809" calcext:value-type="float">
            <text:p>-24.85809</text:p>
          </table:table-cell>
          <table:table-cell office:value-type="float" office:value="-24.98742" calcext:value-type="float">
            <text:p>-24.98742</text:p>
          </table:table-cell>
          <table:table-cell table:formula="of:=([.C53]-[.B53])+([.E53]-[.D53])+([.G53]-[.F53])" office:value-type="float" office:value="-2.96953" calcext:value-type="float">
            <text:p>-2.96953</text:p>
          </table:table-cell>
        </table:table-row>
        <table:table-row table:style-name="ro1">
          <table:table-cell office:value-type="string" calcext:value-type="string">
            <text:p>2-methylfuran~methane</text:p>
          </table:table-cell>
          <table:table-cell office:value-type="float" office:value="6.3252" calcext:value-type="float">
            <text:p>6.3252</text:p>
          </table:table-cell>
          <table:table-cell office:value-type="float" office:value="10.8391" calcext:value-type="float">
            <text:p>10.8391</text:p>
          </table:table-cell>
          <table:table-cell office:value-type="float" office:value="1.84869" calcext:value-type="float">
            <text:p>1.84869</text:p>
          </table:table-cell>
          <table:table-cell office:value-type="float" office:value="-0" calcext:value-type="float">
            <text:p>0</text:p>
          </table:table-cell>
          <table:table-cell office:value-type="float" office:value="-30.06727" calcext:value-type="float">
            <text:p>-30.06727</text:p>
          </table:table-cell>
          <table:table-cell office:value-type="float" office:value="-29.85198" calcext:value-type="float">
            <text:p>-29.85198</text:p>
          </table:table-cell>
          <table:table-cell table:formula="of:=([.C54]-[.B54])+([.E54]-[.D54])+([.G54]-[.F54])" office:value-type="float" office:value="2.8805" calcext:value-type="float">
            <text:p>2.8805</text:p>
          </table:table-cell>
        </table:table-row>
        <table:table-row table:style-name="ro1">
          <table:table-cell office:value-type="string" calcext:value-type="string">
            <text:p>methane~toluene</text:p>
          </table:table-cell>
          <table:table-cell office:value-type="float" office:value="5.0139" calcext:value-type="float">
            <text:p>5.0139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2.00694" calcext:value-type="float">
            <text:p>2.00694</text:p>
          </table:table-cell>
          <table:table-cell office:value-type="float" office:value="-24.78656" calcext:value-type="float">
            <text:p>-24.78656</text:p>
          </table:table-cell>
          <table:table-cell office:value-type="float" office:value="-24.98125" calcext:value-type="float">
            <text:p>-24.98125</text:p>
          </table:table-cell>
          <table:table-cell table:formula="of:=([.C55]-[.B55])+([.E55]-[.D55])+([.G55]-[.F55])" office:value-type="float" office:value="-3.11865" calcext:value-type="float">
            <text:p>-3.11865</text:p>
          </table:table-cell>
        </table:table-row>
        <table:table-row table:style-name="ro1">
          <table:table-cell office:value-type="string" calcext:value-type="string">
            <text:p>toluene~methane</text:p>
          </table:table-cell>
          <table:table-cell office:value-type="float" office:value="-4.7896" calcext:value-type="float">
            <text:p>-4.7896</text:p>
          </table:table-cell>
          <table:table-cell office:value-type="float" office:value="0.1207" calcext:value-type="float">
            <text:p>0.1207</text:p>
          </table:table-cell>
          <table:table-cell office:value-type="float" office:value="2.00506" calcext:value-type="float">
            <text:p>2.00506</text:p>
          </table:table-cell>
          <table:table-cell office:value-type="float" office:value="-0" calcext:value-type="float">
            <text:p>0</text:p>
          </table:table-cell>
          <table:table-cell office:value-type="float" office:value="-31.45733" calcext:value-type="float">
            <text:p>-31.45733</text:p>
          </table:table-cell>
          <table:table-cell office:value-type="float" office:value="-31.2941" calcext:value-type="float">
            <text:p>-31.2941</text:p>
          </table:table-cell>
          <table:table-cell table:formula="of:=([.C56]-[.B56])+([.E56]-[.D56])+([.G56]-[.F56])" office:value-type="float" office:value="3.06847" calcext:value-type="float">
            <text:p>3.06847</text:p>
          </table:table-cell>
        </table:table-row>
        <table:table-row table:style-name="ro1">
          <table:table-cell office:value-type="string" calcext:value-type="string">
            <text:p>methane~2-methylindole</text:p>
          </table:table-cell>
          <table:table-cell office:value-type="float" office:value="-6.3075" calcext:value-type="float">
            <text:p>-6.3075</text:p>
          </table:table-cell>
          <table:table-cell office:value-type="float" office:value="-17.0886" calcext:value-type="float">
            <text:p>-17.0886</text:p>
          </table:table-cell>
          <table:table-cell office:value-type="float" office:value="-0" calcext:value-type="float">
            <text:p>0</text:p>
          </table:table-cell>
          <table:table-cell office:value-type="float" office:value="2.37526" calcext:value-type="float">
            <text:p>2.37526</text:p>
          </table:table-cell>
          <table:table-cell office:value-type="float" office:value="-24.29381" calcext:value-type="float">
            <text:p>-24.29381</text:p>
          </table:table-cell>
          <table:table-cell office:value-type="float" office:value="-24.58312" calcext:value-type="float">
            <text:p>-24.58312</text:p>
          </table:table-cell>
          <table:table-cell table:formula="of:=([.C57]-[.B57])+([.E57]-[.D57])+([.G57]-[.F57])" office:value-type="float" office:value="-8.69515" calcext:value-type="float">
            <text:p>-8.69515</text:p>
          </table:table-cell>
        </table:table-row>
        <table:table-row table:style-name="ro1">
          <table:table-cell office:value-type="string" calcext:value-type="string">
            <text:p>2-methylindole~methane</text:p>
          </table:table-cell>
          <table:table-cell office:value-type="float" office:value="6.4265" calcext:value-type="float">
            <text:p>6.4265</text:p>
          </table:table-cell>
          <table:table-cell office:value-type="float" office:value="17.33" calcext:value-type="float">
            <text:p>17.33</text:p>
          </table:table-cell>
          <table:table-cell office:value-type="float" office:value="2.36488" calcext:value-type="float">
            <text:p>2.36488</text:p>
          </table:table-cell>
          <table:table-cell office:value-type="float" office:value="-0" calcext:value-type="float">
            <text:p>0</text:p>
          </table:table-cell>
          <table:table-cell office:value-type="float" office:value="-33.64468" calcext:value-type="float">
            <text:p>-33.64468</text:p>
          </table:table-cell>
          <table:table-cell office:value-type="float" office:value="-33.41363" calcext:value-type="float">
            <text:p>-33.41363</text:p>
          </table:table-cell>
          <table:table-cell table:formula="of:=([.C58]-[.B58])+([.E58]-[.D58])+([.G58]-[.F58])" office:value-type="float" office:value="8.76967" calcext:value-type="float">
            <text:p>8.76967</text:p>
          </table:table-cell>
        </table:table-row>
        <table:table-row table:style-name="ro1">
          <table:table-cell office:value-type="string" calcext:value-type="string">
            <text:p>methane~neopentane</text:p>
          </table:table-cell>
          <table:table-cell office:value-type="float" office:value="2.0122" calcext:value-type="float">
            <text:p>2.0122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" calcext:value-type="float">
            <text:p>0</text:p>
          </table:table-cell>
          <table:table-cell office:value-type="float" office:value="2.87386" calcext:value-type="float">
            <text:p>2.87386</text:p>
          </table:table-cell>
          <table:table-cell office:value-type="float" office:value="-24.20548" calcext:value-type="float">
            <text:p>-24.20548</text:p>
          </table:table-cell>
          <table:table-cell office:value-type="float" office:value="-24.34723" calcext:value-type="float">
            <text:p>-24.34723</text:p>
          </table:table-cell>
          <table:table-cell table:formula="of:=([.C59]-[.B59])+([.E59]-[.D59])+([.G59]-[.F59])" office:value-type="float" office:value="0.520910000000002" calcext:value-type="float">
            <text:p>0.52091</text:p>
          </table:table-cell>
        </table:table-row>
        <table:table-row table:style-name="ro1">
          <table:table-cell office:value-type="string" calcext:value-type="string">
            <text:p>neopentane~methane</text:p>
          </table:table-cell>
          <table:table-cell office:value-type="float" office:value="-2.0776" calcext:value-type="float">
            <text:p>-2.0776</text:p>
          </table:table-cell>
          <table:table-cell office:value-type="float" office:value="0.1945" calcext:value-type="float">
            <text:p>0.1945</text:p>
          </table:table-cell>
          <table:table-cell office:value-type="float" office:value="2.87403" calcext:value-type="float">
            <text:p>2.87403</text:p>
          </table:table-cell>
          <table:table-cell office:value-type="float" office:value="-0" calcext:value-type="float">
            <text:p>0</text:p>
          </table:table-cell>
          <table:table-cell office:value-type="float" office:value="-30.74307" calcext:value-type="float">
            <text:p>-30.74307</text:p>
          </table:table-cell>
          <table:table-cell office:value-type="float" office:value="-30.56267" calcext:value-type="float">
            <text:p>-30.56267</text:p>
          </table:table-cell>
          <table:table-cell table:formula="of:=([.C60]-[.B60])+([.E60]-[.D60])+([.G60]-[.F60])" office:value-type="float" office:value="-0.421530000000002" calcext:value-type="float">
            <text:p>-0.42153</text:p>
          </table:table-cell>
        </table:table-row>
        <table:table-row table:style-name="ro1">
          <table:table-cell office:value-type="string" calcext:value-type="string">
            <text:p>methane~neopentane2</text:p>
          </table:table-cell>
          <table:table-cell office:value-type="float" office:value="2.6986" calcext:value-type="float">
            <text:p>2.6986</text:p>
          </table:table-cell>
          <table:table-cell office:value-type="float" office:value="0.0623" calcext:value-type="float">
            <text:p>0.0623</text:p>
          </table:table-cell>
          <table:table-cell office:value-type="float" office:value="0" calcext:value-type="float">
            <text:p>0</text:p>
          </table:table-cell>
          <table:table-cell office:value-type="float" office:value="2.87679" calcext:value-type="float">
            <text:p>2.87679</text:p>
          </table:table-cell>
          <table:table-cell office:value-type="float" office:value="-29.1107" calcext:value-type="float">
            <text:p>-29.1107</text:p>
          </table:table-cell>
          <table:table-cell office:value-type="float" office:value="-29.25789" calcext:value-type="float">
            <text:p>-29.25789</text:p>
          </table:table-cell>
          <table:table-cell table:formula="of:=([.C61]-[.B61])+([.E61]-[.D61])+([.G61]-[.F61])" office:value-type="float" office:value="0.0933000000000019" calcext:value-type="float">
            <text:p>0.0933</text:p>
          </table:table-cell>
        </table:table-row>
        <table:table-row table:style-name="ro1">
          <table:table-cell office:value-type="string" calcext:value-type="string">
            <text:p>neopentane2~methane</text:p>
          </table:table-cell>
          <table:table-cell office:value-type="float" office:value="-2.7162" calcext:value-type="float">
            <text:p>-2.7162</text:p>
          </table:table-cell>
          <table:table-cell office:value-type="float" office:value="-0.1629" calcext:value-type="float">
            <text:p>-0.1629</text:p>
          </table:table-cell>
          <table:table-cell office:value-type="float" office:value="2.87688" calcext:value-type="float">
            <text:p>2.87688</text:p>
          </table:table-cell>
          <table:table-cell office:value-type="float" office:value="-0" calcext:value-type="float">
            <text:p>0</text:p>
          </table:table-cell>
          <table:table-cell office:value-type="float" office:value="-29.28067" calcext:value-type="float">
            <text:p>-29.28067</text:p>
          </table:table-cell>
          <table:table-cell office:value-type="float" office:value="-29.14019" calcext:value-type="float">
            <text:p>-29.14019</text:p>
          </table:table-cell>
          <table:table-cell table:formula="of:=([.C62]-[.B62])+([.E62]-[.D62])+([.G62]-[.F62])" office:value-type="float" office:value="-0.1831" calcext:value-type="float">
            <text:p>-0.1831</text:p>
          </table:table-cell>
        </table:table-row>
        <table:table-row table:style-name="ro1">
          <table:table-cell office:value-type="string" calcext:value-type="string">
            <text:p>2-cyclopentanylindole~7-cyclopentanylindole</text:p>
          </table:table-cell>
          <table:table-cell office:value-type="float" office:value="5.7602" calcext:value-type="float">
            <text:p>5.7602</text:p>
          </table:table-cell>
          <table:table-cell office:value-type="float" office:value="7.7767" calcext:value-type="float">
            <text:p>7.7767</text:p>
          </table:table-cell>
          <table:table-cell office:value-type="float" office:value="-0.36604" calcext:value-type="float">
            <text:p>-0.36604</text:p>
          </table:table-cell>
          <table:table-cell office:value-type="float" office:value="-2.34209" calcext:value-type="float">
            <text:p>-2.34209</text:p>
          </table:table-cell>
          <table:table-cell office:value-type="float" office:value="-39.54302" calcext:value-type="float">
            <text:p>-39.54302</text:p>
          </table:table-cell>
          <table:table-cell office:value-type="float" office:value="-39.5135" calcext:value-type="float">
            <text:p>-39.5135</text:p>
          </table:table-cell>
          <table:table-cell table:formula="of:=([.C63]-[.B63])+([.E63]-[.D63])+([.G63]-[.F63])" office:value-type="float" office:value="0.0699699999999979" calcext:value-type="float">
            <text:p>0.06997</text:p>
          </table:table-cell>
        </table:table-row>
        <table:table-row table:style-name="ro1">
          <table:table-cell office:value-type="string" calcext:value-type="string">
            <text:p>7-cyclopentanylindole~2-cyclopentanylindole</text:p>
          </table:table-cell>
          <table:table-cell office:value-type="float" office:value="-5.7871" calcext:value-type="float">
            <text:p>-5.7871</text:p>
          </table:table-cell>
          <table:table-cell office:value-type="float" office:value="-7.7003" calcext:value-type="float">
            <text:p>-7.7003</text:p>
          </table:table-cell>
          <table:table-cell office:value-type="float" office:value="-2.33847" calcext:value-type="float">
            <text:p>-2.33847</text:p>
          </table:table-cell>
          <table:table-cell office:value-type="float" office:value="-0.35811" calcext:value-type="float">
            <text:p>-0.35811</text:p>
          </table:table-cell>
          <table:table-cell office:value-type="float" office:value="-37.47596" calcext:value-type="float">
            <text:p>-37.47596</text:p>
          </table:table-cell>
          <table:table-cell office:value-type="float" office:value="-37.47211" calcext:value-type="float">
            <text:p>-37.47211</text:p>
          </table:table-cell>
          <table:table-cell table:formula="of:=([.C64]-[.B64])+([.E64]-[.D64])+([.G64]-[.F64])" office:value-type="float" office:value="0.0710099999999994" calcext:value-type="float">
            <text:p>0.07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6:01:20.520357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30T16:16:28.041685613</dc:date>
    <meta:generator>LibreOffice/4.2.8.2$Linux_X86_64 LibreOffice_project/420m0$Build-2</meta:generator>
    <meta:editing-duration>P0D</meta:editing-duration>
    <meta:editing-cycles>2</meta:editing-cycles>
    <meta:document-statistic meta:table-count="2" meta:cell-count="518" meta:object-count="0"/>
  </office:meta>
</office:document-meta>
</file>